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7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shapes>
          <draw:frame draw:z-index="0" draw:style-name="gr1" draw:text-style-name="P1" svg:width="16.107cm" svg:height="10.257cm" svg:x="0cm" svg:y="6.407cm">
            <draw:object draw:notify-on-update-of-ranges="complete.B1:complete.F1 complete.A2:complete.A2 complete.B2:complete.F2 complete.A3:complete.A3 complete.B3:complete.F3 complete.A4:complete.A4 complete.B4:complete.F4 complete.A5:complete.A5 complete.B5:complete.F5 complete.A6:complete.A6 complete.B6:complete.F6 complete.A7:complete.A7 complete.B7:complete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1016219682" calcext:value-type="float">
            <text:p>0.1016219682</text:p>
          </table:table-cell>
          <table:table-cell office:value-type="float" office:value="0.8348388784" calcext:value-type="float">
            <text:p>0.8348388784</text:p>
          </table:table-cell>
          <table:table-cell office:value-type="float" office:value="8.4066677578" calcext:value-type="float">
            <text:p>8.4066677578</text:p>
          </table:table-cell>
          <table:table-cell office:value-type="float" office:value="82.1144537542" calcext:value-type="float">
            <text:p>82.1144537542</text:p>
          </table:table-cell>
          <table:table-cell office:value-type="float" office:value="825.9707930442" calcext:value-type="float">
            <text:p>825.970793044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001906072" calcext:value-type="float">
            <text:p>0.0001906072</text:p>
          </table:table-cell>
          <table:table-cell office:value-type="float" office:value="0.0002210748" calcext:value-type="float">
            <text:p>0.0002210748</text:p>
          </table:table-cell>
          <table:table-cell office:value-type="float" office:value="0.0002129652" calcext:value-type="float">
            <text:p>0.0002129652</text:p>
          </table:table-cell>
          <table:table-cell office:value-type="float" office:value="0.0001227486" calcext:value-type="float">
            <text:p>0.0001227486</text:p>
          </table:table-cell>
          <table:table-cell office:value-type="float" office:value="0.0001304302" calcext:value-type="float">
            <text:p>0.000130430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0791926918" calcext:value-type="float">
            <text:p>0.0791926918</text:p>
          </table:table-cell>
          <table:table-cell office:value-type="float" office:value="0.5595541202" calcext:value-type="float">
            <text:p>0.5595541202</text:p>
          </table:table-cell>
          <table:table-cell office:value-type="float" office:value="7.0487904458" calcext:value-type="float">
            <text:p>7.0487904458</text:p>
          </table:table-cell>
          <table:table-cell office:value-type="float" office:value="72.35782018" calcext:value-type="float">
            <text:p>72.35782018</text:p>
          </table:table-cell>
          <table:table-cell office:value-type="float" office:value="695.4774829956" calcext:value-type="float">
            <text:p>695.477482995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06378348" calcext:value-type="float">
            <text:p>0.0006378348</text:p>
          </table:table-cell>
          <table:table-cell office:value-type="float" office:value="0.0029422488" calcext:value-type="float">
            <text:p>0.0029422488</text:p>
          </table:table-cell>
          <table:table-cell office:value-type="float" office:value="0.0040573306" calcext:value-type="float">
            <text:p>0.0040573306</text:p>
          </table:table-cell>
          <table:table-cell office:value-type="float" office:value="0.024212121" calcext:value-type="float">
            <text:p>0.024212121</text:p>
          </table:table-cell>
          <table:table-cell office:value-type="float" office:value="0.4067280268" calcext:value-type="float">
            <text:p>0.406728026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00615141" calcext:value-type="float">
            <text:p>0.000615141</text:p>
          </table:table-cell>
          <table:table-cell office:value-type="float" office:value="0.0010970216" calcext:value-type="float">
            <text:p>0.0010970216</text:p>
          </table:table-cell>
          <table:table-cell office:value-type="float" office:value="0.0008323054" calcext:value-type="float">
            <text:p>0.0008323054</text:p>
          </table:table-cell>
          <table:table-cell office:value-type="float" office:value="0.0008602836" calcext:value-type="float">
            <text:p>0.0008602836</text:p>
          </table:table-cell>
          <table:table-cell office:value-type="float" office:value="0.0014882712" calcext:value-type="float">
            <text:p>0.001488271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float" office:value="0.000232325" calcext:value-type="float">
            <text:p>0.000232325</text:p>
          </table:table-cell>
          <table:table-cell office:value-type="float" office:value="0.0003020912" calcext:value-type="float">
            <text:p>0.0003020912</text:p>
          </table:table-cell>
          <table:table-cell office:value-type="float" office:value="0.000233986" calcext:value-type="float">
            <text:p>0.000233986</text:p>
          </table:table-cell>
          <table:table-cell office:value-type="float" office:value="0.0001688994" calcext:value-type="float">
            <text:p>0.0001688994</text:p>
          </table:table-cell>
          <table:table-cell office:value-type="float" office:value="0.0031873788" calcext:value-type="float">
            <text:p>0.00318737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2:27:10.573066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9T12:52:16.092475224</dc:date>
    <meta:editing-duration>PT2H4M</meta:editing-duration>
    <meta:editing-cycles>15</meta:editing-cycles>
    <meta:generator>LibreOffice/6.4.7.2$Linux_X86_64 LibreOffice_project/4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08cm" svg:height="10.258cm" xlink:href=".." xlink:type="simple" chart:class="chart:line" chart:style-name="ch1">
        <chart:legend chart:legend-position="end" svg:x="13.134cm" svg:y="3.567cm" style:legend-expansion="high" chart:style-name="ch2"/>
        <chart:plot-area chart:style-name="ch3" table:cell-range-address="complete.A1:complete.F7" chart:data-source-has-labels="both" svg:x="0.374cm" svg:y="0.333cm" svg:width="12.489cm" svg:height="9.331cm">
          <chartooo:coordinate-region svg:x="1.683cm" svg:y="0.536cm" svg:width="10.808cm" svg:height="8.475cm"/>
          <chart:axis chart:dimension="x" chart:name="primary-x" chart:style-name="ch4" chartooo:axis-type="auto">
            <chartooo:date-scale/>
            <chart:title svg:x="6.235cm" svg:y="9.324cm" chart:style-name="ch5">
              <text:p>
N of Filters</text:p>
            </chart:title>
            <chart:categories table:cell-range-address="complete.B1:complete.F1"/>
          </chart:axis>
          <chart:axis chart:dimension="y" chart:name="primary-y" chart:style-name="ch6">
            <chart:title svg:x="0cm" svg:y="5.669cm" chart:style-name="ch7">
              <text:p>Seconds</text:p>
            </chart:title>
            <chart:grid chart:style-name="ch8" chart:class="major"/>
          </chart:axis>
          <chart:series chart:style-name="ch9" chart:values-cell-range-address="complete.B2:complete.F2" chart:label-cell-address="complete.A2:complete.A2" chart:class="chart:line">
            <chart:data-point chart:repeated="5"/>
          </chart:series>
          <chart:series chart:style-name="ch10" chart:values-cell-range-address="complete.B3:complete.F3" chart:label-cell-address="complete.A3:complete.A3" chart:class="chart:line">
            <chart:data-point chart:repeated="5"/>
          </chart:series>
          <chart:series chart:style-name="ch11" chart:values-cell-range-address="complete.B4:complete.F4" chart:label-cell-address="complete.A4:complete.A4" chart:class="chart:line">
            <chart:data-point chart:repeated="5"/>
          </chart:series>
          <chart:series chart:style-name="ch12" chart:values-cell-range-address="complete.B5:complete.F5" chart:label-cell-address="complete.A5:complete.A5" chart:class="chart:line">
            <chart:data-point chart:repeated="5"/>
          </chart:series>
          <chart:series chart:style-name="ch13" chart:values-cell-range-address="complete.B6:complete.F6" chart:label-cell-address="complete.A6:complete.A6" chart:class="chart:line">
            <chart:data-point chart:repeated="5"/>
          </chart:series>
          <chart:series chart:style-name="ch14" chart:values-cell-range-address="complete.B7:complete.F7" chart:label-cell-address="complete.A7:complete.A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complete.B1:complete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complete.A2:complete.A2</svg:desc>
                </draw:g>
              </table:table-cell>
              <table:table-cell office:value-type="float" office:value="0.1016219682">
                <text:p>0.1016219682</text:p>
                <draw:g>
                  <svg:desc>complete.B2:complete.F2</svg:desc>
                </draw:g>
              </table:table-cell>
              <table:table-cell office:value-type="float" office:value="0.8348388784">
                <text:p>0.8348388784</text:p>
              </table:table-cell>
              <table:table-cell office:value-type="float" office:value="8.4066677578">
                <text:p>8.4066677578</text:p>
              </table:table-cell>
              <table:table-cell office:value-type="float" office:value="82.1144537542">
                <text:p>82.1144537542</text:p>
              </table:table-cell>
              <table:table-cell office:value-type="float" office:value="825.9707930442">
                <text:p>825.9707930442</text:p>
              </table:table-cell>
            </table:table-row>
            <table:table-row>
              <table:table-cell office:value-type="string">
                <text:p>'BF-Trie4'</text:p>
                <draw:g>
                  <svg:desc>complete.A3:complete.A3</svg:desc>
                </draw:g>
              </table:table-cell>
              <table:table-cell office:value-type="float" office:value="0.0001906072">
                <text:p>0.0001906072</text:p>
                <draw:g>
                  <svg:desc>complete.B3:complete.F3</svg:desc>
                </draw:g>
              </table:table-cell>
              <table:table-cell office:value-type="float" office:value="0.0002210748">
                <text:p>0.0002210748</text:p>
              </table:table-cell>
              <table:table-cell office:value-type="float" office:value="0.0002129652">
                <text:p>0.0002129652</text:p>
              </table:table-cell>
              <table:table-cell office:value-type="float" office:value="0.0001227486">
                <text:p>0.0001227486</text:p>
              </table:table-cell>
              <table:table-cell office:value-type="float" office:value="0.0001304302">
                <text:p>0.0001304302</text:p>
              </table:table-cell>
            </table:table-row>
            <table:table-row>
              <table:table-cell office:value-type="string">
                <text:p>'Bloofi'</text:p>
                <draw:g>
                  <svg:desc>complete.A4:complete.A4</svg:desc>
                </draw:g>
              </table:table-cell>
              <table:table-cell office:value-type="float" office:value="0.0791926918">
                <text:p>0.0791926918</text:p>
                <draw:g>
                  <svg:desc>complete.B4:complete.F4</svg:desc>
                </draw:g>
              </table:table-cell>
              <table:table-cell office:value-type="float" office:value="0.5595541202">
                <text:p>0.5595541202</text:p>
              </table:table-cell>
              <table:table-cell office:value-type="float" office:value="7.0487904458">
                <text:p>7.0487904458</text:p>
              </table:table-cell>
              <table:table-cell office:value-type="float" office:value="72.35782018">
                <text:p>72.35782018</text:p>
              </table:table-cell>
              <table:table-cell office:value-type="float" office:value="695.4774829956">
                <text:p>695.4774829956</text:p>
              </table:table-cell>
            </table:table-row>
            <table:table-row>
              <table:table-cell office:value-type="string">
                <text:p>'FlatBloofi'</text:p>
                <draw:g>
                  <svg:desc>complete.A5:complete.A5</svg:desc>
                </draw:g>
              </table:table-cell>
              <table:table-cell office:value-type="float" office:value="0.0006378348">
                <text:p>0.0006378348</text:p>
                <draw:g>
                  <svg:desc>complete.B5:complete.F5</svg:desc>
                </draw:g>
              </table:table-cell>
              <table:table-cell office:value-type="float" office:value="0.0029422488">
                <text:p>0.0029422488</text:p>
              </table:table-cell>
              <table:table-cell office:value-type="float" office:value="0.0040573306">
                <text:p>0.0040573306</text:p>
              </table:table-cell>
              <table:table-cell office:value-type="float" office:value="0.024212121">
                <text:p>0.024212121</text:p>
              </table:table-cell>
              <table:table-cell office:value-type="float" office:value="0.4067280268">
                <text:p>0.4067280268</text:p>
              </table:table-cell>
            </table:table-row>
            <table:table-row>
              <table:table-cell office:value-type="string">
                <text:p>'Hamming'</text:p>
                <draw:g>
                  <svg:desc>complete.A6:complete.A6</svg:desc>
                </draw:g>
              </table:table-cell>
              <table:table-cell office:value-type="float" office:value="0.000615141">
                <text:p>0.000615141</text:p>
                <draw:g>
                  <svg:desc>complete.B6:complete.F6</svg:desc>
                </draw:g>
              </table:table-cell>
              <table:table-cell office:value-type="float" office:value="0.0010970216">
                <text:p>0.0010970216</text:p>
              </table:table-cell>
              <table:table-cell office:value-type="float" office:value="0.0008323054">
                <text:p>0.0008323054</text:p>
              </table:table-cell>
              <table:table-cell office:value-type="float" office:value="0.0008602836">
                <text:p>0.0008602836</text:p>
              </table:table-cell>
              <table:table-cell office:value-type="float" office:value="0.0014882712">
                <text:p>0.0014882712</text:p>
              </table:table-cell>
            </table:table-row>
            <table:table-row>
              <table:table-cell office:value-type="string">
                <text:p>'BF-Trie8'</text:p>
                <draw:g>
                  <svg:desc>complete.A7:complete.A7</svg:desc>
                </draw:g>
              </table:table-cell>
              <table:table-cell office:value-type="float" office:value="0.000232325">
                <text:p>0.000232325</text:p>
                <draw:g>
                  <svg:desc>complete.B7:complete.F7</svg:desc>
                </draw:g>
              </table:table-cell>
              <table:table-cell office:value-type="float" office:value="0.0003020912">
                <text:p>0.0003020912</text:p>
              </table:table-cell>
              <table:table-cell office:value-type="float" office:value="0.000233986">
                <text:p>0.000233986</text:p>
              </table:table-cell>
              <table:table-cell office:value-type="float" office:value="0.0001688994">
                <text:p>0.0001688994</text:p>
              </table:table-cell>
              <table:table-cell office:value-type="float" office:value="0.0031873788">
                <text:p>0.0031873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